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E0000037D840F17504A9405D7.png" manifest:media-type="image/png"/>
  <manifest:file-entry manifest:full-path="Pictures/10000001000002F6000001FC0A230F4C2BFDC9F3.png" manifest:media-type="image/png"/>
  <manifest:file-entry manifest:full-path="Pictures/100000010000058E0000037DB0250BFAE319B71B.png" manifest:media-type="image/png"/>
  <manifest:file-entry manifest:full-path="Pictures/100000010000033600000142B2CBB0A201F28FF5.png" manifest:media-type="image/png"/>
  <manifest:file-entry manifest:full-path="Pictures/10000001000005750000037B8342293DDF7DA7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8a13" officeooo:paragraph-rsid="00078a13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officeooo:rsid="00078a13" officeooo:paragraph-rsid="00078a13" style:font-weight-asian="bold" style:font-weight-complex="bold"/>
    </style:style>
    <style:style style:name="T1" style:family="text">
      <style:text-properties officeooo:rsid="000905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1Lab01 Arqam Waheed</text:p>
      <text:p text:style-name="P1"/>
      <text:p text:style-name="P1"><draw:frame draw:style-name="fr1" draw:name="Image1" text:anchor-type="char" svg:x="-0.0626in" svg:y="0.1492in" svg:width="6.6929in" svg:height="4.2689in" draw:z-index="0"><draw:image xlink:href="Pictures/10000001000005750000037B8342293DDF7DA777.png" xlink:type="simple" xlink:show="embed" xlink:actuate="onLoad" draw:mime-type="image/png"/></draw:frame><draw:frame draw:style-name="fr1" draw:name="Image2" text:anchor-type="char" svg:x="-0.0311in" svg:y="4.661in" svg:width="6.6929in" svg:height="2.6217in" draw:z-index="1"><draw:image xlink:href="Pictures/100000010000033600000142B2CBB0A201F28FF5.png" xlink:type="simple" xlink:show="embed" xlink:actuate="onLoad" draw:mime-type="image/png"/></draw:frame><draw:frame draw:style-name="fr1" draw:name="Image3" text:anchor-type="char" svg:x="-0.0835in" svg:y="9.0638in" svg:width="6.6929in" svg:height="4.2028in" draw:z-index="2"><draw:image xlink:href="Pictures/100000010000058E0000037DB0250BFAE319B71B.png" xlink:type="simple" xlink:show="embed" xlink:actuate="onLoad" draw:mime-type="image/png"/></draw:frame></text:p>
      <text:p text:style-name="P2"><draw:frame draw:style-name="fr1" draw:name="Image4" text:anchor-type="char" svg:x="-0.25in" svg:y="-0.1681in" svg:width="6.6929in" svg:height="4.2028in" draw:z-index="3"><draw:image xlink:href="Pictures/100000010000058E0000037D840F17504A9405D7.png" xlink:type="simple" xlink:show="embed" xlink:actuate="onLoad" draw:mime-type="image/png"/></draw:frame><draw:frame draw:style-name="fr1" draw:name="Image5" text:anchor-type="char" svg:x="-0.1874in" svg:y="4.6807in" svg:width="6.6929in" svg:height="4.4854in" draw:z-index="4"><draw:image xlink:href="Pictures/10000001000002F6000001FC0A230F4C2BFDC9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10:23:26.370124679</meta:creation-date>
    <dc:date>2025-09-12T10:48:32.526298575</dc:date>
    <meta:editing-duration>PT15M3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2" meta:paragraph-count="1" meta:word-count="3" meta:character-count="20" meta:non-whitespace-character-count="18"/>
  </office:meta>
</office:document-meta>
</file>